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9" style:family="table">
      <style:table-properties style:width="6.925in" table:align="margins"/>
    </style:style>
    <style:style style:name="Table19.A" style:family="table-column">
      <style:table-column-properties style:column-width="0.9889in" style:rel-column-width="9361*"/>
    </style:style>
    <style:style style:name="Table19.B" style:family="table-column">
      <style:table-column-properties style:column-width="0.9896in" style:rel-column-width="9362*"/>
    </style:style>
    <style:style style:name="Table19.G" style:family="table-column">
      <style:table-column-properties style:column-width="0.9896in" style:rel-column-width="9365*"/>
    </style:style>
    <style:style style:name="Table19.A1" style:family="table-cell">
      <style:table-cell-properties fo:padding="0.0382in" fo:border-left="0.05pt solid #000000" fo:border-right="none" fo:border-top="0.05pt solid #000000" fo:border-bottom="0.05pt solid #000000"/>
    </style:style>
    <style:style style:name="Table19.G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G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3.3854in" table:align="margins"/>
    </style:style>
    <style:style style:name="Table21.A" style:family="table-column">
      <style:table-column-properties style:column-width="1.6924in" style:rel-column-width="32767*"/>
    </style:style>
    <style:style style:name="Table21.B" style:family="table-column">
      <style:table-column-properties style:column-width="1.6931in" style:rel-column-width="3276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1.616in" table:align="margins"/>
    </style:style>
    <style:style style:name="Table22.A" style:family="table-column">
      <style:table-column-properties style:column-width="0.8076in" style:rel-column-width="32767*"/>
    </style:style>
    <style:style style:name="Table22.B" style:family="table-column">
      <style:table-column-properties style:column-width="0.8083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1.6167in" table:align="margins"/>
    </style:style>
    <style:style style:name="Table23.A" style:family="table-column">
      <style:table-column-properties style:column-width="0.8083in" style:rel-column-width="32767*"/>
    </style:style>
    <style:style style:name="Table23.B" style:family="table-column">
      <style:table-column-properties style:column-width="0.8083in" style:rel-column-width="32768*"/>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3.3868in" table:align="margins"/>
    </style:style>
    <style:style style:name="Table24.A" style:family="table-column">
      <style:table-column-properties style:column-width="1.6931in" style:rel-column-width="32767*"/>
    </style:style>
    <style:style style:name="Table24.B" style:family="table-column">
      <style:table-column-properties style:column-width="1.6938in" style:rel-column-width="3276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1.6167in" table:align="margins"/>
    </style:style>
    <style:style style:name="Table25.A" style:family="table-column">
      <style:table-column-properties style:column-width="0.8083in" style:rel-column-width="32767*"/>
    </style:style>
    <style:style style:name="Table25.B" style:family="table-column">
      <style:table-column-properties style:column-width="0.8083in" style:rel-column-width="32768*"/>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1.6174in" table:align="margins"/>
    </style:style>
    <style:style style:name="Table26.A" style:family="table-column">
      <style:table-column-properties style:column-width="0.8083in" style:rel-column-width="32767*"/>
    </style:style>
    <style:style style:name="Table26.B" style:family="table-column">
      <style:table-column-properties style:column-width="0.809in" style:rel-column-width="32768*"/>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tyle="italic" fo:font-weight="normal" officeooo:rsid="002c1405" officeooo:paragraph-rsid="001b0397" style:font-style-asian="italic" style:font-weight-asian="normal" style:font-style-complex="italic" style:font-weight-complex="normal"/>
    </style:style>
    <style:style style:name="P2" style:family="paragraph" style:parent-style-name="Standard">
      <style:paragraph-properties fo:text-align="center" style:justify-single-word="false"/>
      <style:text-properties fo:font-size="15pt" fo:font-weight="normal" officeooo:rsid="002a3f73" officeooo:paragraph-rsid="001b0397" style:font-size-asian="15pt" style:font-weight-asian="normal" style:font-size-complex="15pt" style:font-weight-complex="normal"/>
    </style:style>
    <style:style style:name="P3" style:family="paragraph" style:parent-style-name="Standard">
      <style:text-properties fo:font-size="15pt" fo:font-weight="normal" officeooo:rsid="002a3f73" officeooo:paragraph-rsid="001b0397" style:font-size-asian="15pt" style:font-weight-asian="normal" style:font-size-complex="15pt" style:font-weight-complex="normal"/>
    </style:style>
    <style:style style:name="P4" style:family="paragraph" style:parent-style-name="Standard">
      <style:paragraph-properties fo:text-align="start" style:justify-single-word="false"/>
      <style:text-properties fo:font-size="15pt" fo:font-weight="normal" officeooo:rsid="00318a30" officeooo:paragraph-rsid="001b0397" style:font-size-asian="15pt" style:font-weight-asian="normal" style:font-size-complex="15pt" style:font-weight-complex="normal"/>
    </style:style>
    <style:style style:name="P5" style:family="paragraph" style:parent-style-name="Standard">
      <style:paragraph-properties fo:text-align="start" style:justify-single-word="false"/>
      <style:text-properties fo:font-size="15pt" fo:font-weight="normal" officeooo:rsid="0031ce80" officeooo:paragraph-rsid="001b0397" style:font-size-asian="15pt" style:font-weight-asian="normal" style:font-size-complex="15pt" style:font-weight-complex="normal"/>
    </style:style>
    <style:style style:name="P6" style:family="paragraph" style:parent-style-name="Standard">
      <style:paragraph-properties fo:text-align="center" style:justify-single-word="false"/>
      <style:text-properties fo:font-size="15pt" fo:font-weight="bold" officeooo:rsid="002a3f73" officeooo:paragraph-rsid="001b0397" style:font-size-asian="15pt" style:font-weight-asian="bold" style:font-size-complex="15pt" style:font-weight-complex="bold"/>
    </style:style>
    <style:style style:name="P7" style:family="paragraph" style:parent-style-name="Standard">
      <style:paragraph-properties fo:text-align="center" style:justify-single-word="false"/>
      <style:text-properties fo:font-weight="bold" officeooo:rsid="0027d3ad" officeooo:paragraph-rsid="001b0397" style:font-weight-asian="bold" style:font-weight-complex="bold"/>
    </style:style>
    <style:style style:name="P8" style:family="paragraph" style:parent-style-name="Standard">
      <style:paragraph-properties fo:text-align="center" style:justify-single-word="false"/>
      <style:text-properties fo:font-weight="bold" officeooo:paragraph-rsid="001b0397" style:font-weight-asian="bold" style:font-weight-complex="bold"/>
    </style:style>
    <style:style style:name="P9" style:family="paragraph" style:parent-style-name="Standard">
      <style:text-properties officeooo:rsid="0027d3ad" officeooo:paragraph-rsid="001b0397"/>
    </style:style>
    <style:style style:name="P10" style:family="paragraph" style:parent-style-name="Standard">
      <style:paragraph-properties fo:text-align="justify" style:justify-single-word="false"/>
      <style:text-properties officeooo:paragraph-rsid="001b0397"/>
    </style:style>
    <style:style style:name="P11" style:family="paragraph" style:parent-style-name="Standard">
      <style:text-properties officeooo:paragraph-rsid="001b0397"/>
    </style:style>
    <style:style style:name="P12" style:family="paragraph" style:parent-style-name="Standard">
      <style:paragraph-properties fo:margin-left="0.4925in" fo:margin-right="0in" fo:text-indent="0in" style:auto-text-indent="false"/>
      <style:text-properties officeooo:paragraph-rsid="001b0397"/>
    </style:style>
    <style:style style:name="P13" style:family="paragraph" style:parent-style-name="Table_20_Contents">
      <style:paragraph-properties fo:text-align="center" style:justify-single-word="false"/>
      <style:text-properties fo:font-weight="bold" officeooo:rsid="003f2d4a" officeooo:paragraph-rsid="001b0397" style:font-weight-asian="bold" style:font-weight-complex="bold"/>
    </style:style>
    <style:style style:name="P14" style:family="paragraph" style:parent-style-name="Table_20_Contents">
      <style:paragraph-properties fo:text-align="center" style:justify-single-word="false"/>
      <style:text-properties fo:font-weight="bold" officeooo:rsid="003d42be" officeooo:paragraph-rsid="001b0397" style:font-weight-asian="bold" style:font-weight-complex="bold"/>
    </style:style>
    <style:style style:name="P15" style:family="paragraph" style:parent-style-name="Table_20_Contents">
      <style:paragraph-properties fo:text-align="center" style:justify-single-word="false"/>
      <style:text-properties fo:font-weight="bold" officeooo:rsid="003f8620" officeooo:paragraph-rsid="001b0397" style:font-weight-asian="bold" style:font-weight-complex="bold"/>
    </style:style>
    <style:style style:name="P16" style:family="paragraph" style:parent-style-name="Table_20_Contents">
      <style:paragraph-properties fo:text-align="center" style:justify-single-word="false"/>
      <style:text-properties fo:font-weight="bold" officeooo:paragraph-rsid="001b0397" style:font-weight-asian="bold" style:font-weight-complex="bold"/>
    </style:style>
    <style:style style:name="P17" style:family="paragraph" style:parent-style-name="Table_20_Contents">
      <style:paragraph-properties fo:text-align="center" style:justify-single-word="false"/>
      <style:text-properties fo:font-weight="bold" officeooo:rsid="00407e91" officeooo:paragraph-rsid="001b0397" style:font-weight-asian="bold" style:font-weight-complex="bold"/>
    </style:style>
    <style:style style:name="P18" style:family="paragraph" style:parent-style-name="Table_20_Contents">
      <style:paragraph-properties fo:text-align="center" style:justify-single-word="false"/>
      <style:text-properties fo:font-weight="bold" officeooo:rsid="0027d3ad" officeooo:paragraph-rsid="001b0397" style:font-weight-asian="bold" style:font-weight-complex="bold"/>
    </style:style>
    <style:style style:name="P19" style:family="paragraph" style:parent-style-name="Table_20_Contents">
      <style:paragraph-properties fo:text-align="center" style:justify-single-word="false"/>
      <style:text-properties fo:font-weight="bold" officeooo:rsid="0029249d" officeooo:paragraph-rsid="001b0397" style:font-weight-asian="bold" style:font-weight-complex="bold"/>
    </style:style>
    <style:style style:name="P20" style:family="paragraph" style:parent-style-name="Table_20_Contents">
      <style:paragraph-properties fo:text-align="center" style:justify-single-word="false"/>
      <style:text-properties officeooo:rsid="003d42be" officeooo:paragraph-rsid="001b0397"/>
    </style:style>
    <style:style style:name="P21" style:family="paragraph" style:parent-style-name="Table_20_Contents">
      <style:paragraph-properties fo:text-align="center" style:justify-single-word="false"/>
      <style:text-properties officeooo:paragraph-rsid="001b0397"/>
    </style:style>
    <style:style style:name="P22" style:family="paragraph" style:parent-style-name="Table_20_Contents">
      <style:paragraph-properties fo:text-align="center" style:justify-single-word="false"/>
      <style:text-properties officeooo:rsid="003f2d4a" officeooo:paragraph-rsid="001b0397"/>
    </style:style>
    <style:style style:name="P23" style:family="paragraph" style:parent-style-name="Table_20_Contents">
      <style:paragraph-properties fo:text-align="center" style:justify-single-word="false"/>
      <style:text-properties officeooo:rsid="00407e91" officeooo:paragraph-rsid="001b0397"/>
    </style:style>
    <style:style style:name="P24" style:family="paragraph" style:parent-style-name="Table_20_Contents">
      <style:paragraph-properties fo:text-align="center" style:justify-single-word="false"/>
      <style:text-properties fo:font-size="10pt" fo:font-weight="normal" officeooo:rsid="002a3f73" officeooo:paragraph-rsid="001b0397" style:font-size-asian="10pt" style:font-weight-asian="normal" style:font-size-complex="10pt" style:font-weight-complex="normal"/>
    </style:style>
    <style:style style:name="P25" style:family="paragraph" style:parent-style-name="Table_20_Contents">
      <style:paragraph-properties fo:text-align="center" style:justify-single-word="false"/>
      <style:text-properties fo:font-size="10pt" fo:font-weight="normal" officeooo:rsid="002e0e51" officeooo:paragraph-rsid="001b0397" style:font-size-asian="10pt" style:font-weight-asian="normal" style:font-size-complex="10pt" style:font-weight-complex="normal"/>
    </style:style>
    <style:style style:name="P26" style:family="paragraph" style:parent-style-name="Table_20_Contents">
      <style:paragraph-properties fo:text-align="center" style:justify-single-word="false"/>
      <style:text-properties fo:font-size="10pt" fo:font-weight="normal" officeooo:rsid="0033abe1" officeooo:paragraph-rsid="001b0397" style:font-size-asian="10pt" style:font-weight-asian="normal" style:font-size-complex="10pt" style:font-weight-complex="normal"/>
    </style:style>
    <style:style style:name="P27" style:family="paragraph" style:parent-style-name="Table_20_Contents">
      <style:paragraph-properties fo:text-align="center" style:justify-single-word="false"/>
      <style:text-properties fo:font-size="10pt" fo:font-weight="normal" officeooo:rsid="003cd7d2" officeooo:paragraph-rsid="001b0397" style:font-size-asian="10pt" style:font-weight-asian="normal" style:font-size-complex="10pt" style:font-weight-complex="normal"/>
    </style:style>
    <style:style style:name="P28" style:family="paragraph" style:parent-style-name="Text_20_body">
      <style:paragraph-properties fo:text-align="start" style:justify-single-word="false"/>
      <style:text-properties fo:font-size="13pt" fo:font-style="italic" fo:font-weight="normal" officeooo:rsid="0027d3ad" officeooo:paragraph-rsid="001b0397" style:font-size-asian="13pt" style:font-style-asian="italic" style:font-weight-asian="normal" style:font-size-complex="13pt" style:font-style-complex="italic" style:font-weight-complex="normal"/>
    </style:style>
    <style:style style:name="P29" style:family="paragraph" style:parent-style-name="Text_20_body">
      <style:text-properties fo:font-style="italic" officeooo:rsid="0160cb9f" officeooo:paragraph-rsid="001b0397" style:font-style-asian="italic" style:font-style-complex="italic"/>
    </style:style>
    <style:style style:name="P30" style:family="paragraph" style:parent-style-name="Text_20_body">
      <style:text-properties officeooo:rsid="0160cb9f" officeooo:paragraph-rsid="001b0397"/>
    </style:style>
    <style:style style:name="P31" style:family="paragraph" style:parent-style-name="Heading_20_1">
      <style:text-properties officeooo:paragraph-rsid="001b0397"/>
    </style:style>
    <style:style style:name="P32" style:family="paragraph" style:parent-style-name="Heading_20_2">
      <style:text-properties officeooo:paragraph-rsid="001b0397"/>
    </style:style>
    <style:style style:name="T1" style:family="text">
      <style:text-properties officeooo:rsid="01058a28"/>
    </style:style>
    <style:style style:name="T2" style:family="text">
      <style:text-properties officeooo:rsid="0103b07d"/>
    </style:style>
    <style:style style:name="T3" style:family="text">
      <style:text-properties officeooo:rsid="00334f5d"/>
    </style:style>
    <style:style style:name="T4" style:family="text">
      <style:text-properties officeooo:rsid="0031ce80"/>
    </style:style>
    <style:style style:name="T5" style:family="text">
      <style:text-properties officeooo:rsid="001de385"/>
    </style:style>
    <style:style style:name="T6" style:family="text">
      <style:text-properties officeooo:rsid="00359828"/>
    </style:style>
    <style:style style:name="T7" style:family="text">
      <style:text-properties officeooo:rsid="010093cd"/>
    </style:style>
    <style:style style:name="T8" style:family="text">
      <style:text-properties officeooo:rsid="0162e58f"/>
    </style:style>
    <style:style style:name="T9" style:family="text">
      <style:text-properties officeooo:rsid="002e0e51"/>
    </style:style>
    <style:style style:name="T10" style:family="text">
      <style:text-properties officeooo:rsid="003c8f3d"/>
    </style:style>
    <style:style style:name="T11" style:family="text">
      <style:text-properties officeooo:rsid="003f2d4a"/>
    </style:style>
    <style:style style:name="T12" style:family="text">
      <style:text-properties officeooo:rsid="0031eaff"/>
    </style:style>
    <style:style style:name="T13" style:family="text">
      <style:text-properties officeooo:rsid="002ee7d2"/>
    </style:style>
    <style:style style:name="T14" style:family="text">
      <style:text-properties officeooo:rsid="0032691a"/>
    </style:style>
    <style:style style:name="T15" style:family="text">
      <style:text-properties officeooo:rsid="00309715"/>
    </style:style>
    <style:style style:name="T16" style:family="text">
      <style:text-properties officeooo:rsid="016112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Dispatch<text:span text:style-name="T1">er</text:span></text:h>
      <text:p text:style-name="P11"><text:s text:c="2"/>Communication with the dispatch. <text:s/>The dispatcher can request an AGV to fulfill a task. <text:s/>To dispatch an AGV, <text:s/>the AGV issues the following commands:</text:p>
      <text:p text:style-name="P11"/>
      <text:p text:style-name="P12">a.) <text:s/>Waiting Dispatch </text:p>
      <text:p text:style-name="P12">b.) Accept Dispatch. </text:p>
      <text:p text:style-name="P11"/>
      <text:p text:style-name="P11">To dispatch an AGV, <text:s/>the dispatcher issues the following commands: </text:p>
      <text:p text:style-name="P11"/>
      <text:p text:style-name="P12">a.) <text:s/>Anticipate Vehicle </text:p>
      <text:p text:style-name="P12">b.) <text:s/>Request Vehicle </text:p>
      <text:p text:style-name="P12">c.) <text:s/>Confirm Vehicle</text:p>
      <text:p text:style-name="P12"/>
      <text:h text:style-name="P32" text:outline-level="2"><text:bookmark-start text:name="__RefHeading___Toc8018_2174011641"/>Dispatcher Commands:<text:bookmark-end text:name="__RefHeading___Toc8018_2174011641"/></text:h>
      <text:p text:style-name="P1">Below is a verbatim quote from the spec:</text:p>
      <text:p text:style-name="P1"/>
      <text:p text:style-name="P11"><text:s text:c="3"/>Messages 05 through 09 are dispatching commands. Message 07 (Anticipate Vehicle) is sent by the dispatcher computer when it has not yet established a link to a specific vehicle, so it is not passed on to any vehicle. When any other dispatcher command is received by either a vehicle or dispatcher radio with an established link, it is passed unchanged from one computer to the other. When a radio first receives a dispatcher command, it will respond to the computer with an echo of the command with the 80 bit added to the command ID. </text:p>
      <text:p text:style-name="P11"/>
      <text:p text:style-name="P11"><text:s text:c="2"/>Once the radios have established a link, messages are passed back and forth with minimal processing by either radio until the link is broken. The link is broken when either radio receives some command that's not a dispatcher command, changes the selected zone, or the dispatcher computer sends the Anticipate Vehicle message 07 to its radio. A dispatcher radio could be an Zone Controller. Since a vehicle must request control of the zone with the Request Zone command 02 before issuing these commands, and must not surrender control it has already gained, a dispatcher radio acting as a Zone Controller must monitor for this condition. </text:p>
      <text:p text:style-name="P11"/>
      <text:h text:style-name="P32" text:outline-level="2"><text:bookmark-start text:name="__RefHeading___Toc8030_2174011641"/><text:span text:style-name="T2">Dispatch </text:span>Data format:<text:bookmark-end text:name="__RefHeading___Toc8030_2174011641"/></text:h>
      <text:p text:style-name="P3"/>
      <table:table table:name="Table19" table:style-name="Table19">
        <table:table-column table:style-name="Table19.A"/>
        <table:table-column table:style-name="Table19.B"/>
        <table:table-column table:style-name="Table19.A"/>
        <table:table-column table:style-name="Table19.B" table:number-columns-repeated="3"/>
        <table:table-column table:style-name="Table19.G"/>
        <table:table-row>
          <table:table-cell table:style-name="Table19.A1" office:value-type="string">
            <text:p text:style-name="P13">Name</text:p>
          </table:table-cell>
          <table:table-cell table:style-name="Table19.A1" office:value-type="string">
            <text:p text:style-name="P14">Prelude</text:p>
          </table:table-cell>
          <table:table-cell table:style-name="Table19.A1" office:value-type="string">
            <text:p text:style-name="P14">Command</text:p>
          </table:table-cell>
          <table:table-cell table:style-name="Table19.A1" office:value-type="string">
            <text:p text:style-name="P14">Zone</text:p>
          </table:table-cell>
          <table:table-cell table:style-name="Table19.A1" office:value-type="string">
            <text:p text:style-name="P15">Vehicle</text:p>
          </table:table-cell>
          <table:table-cell table:style-name="Table19.A1" office:value-type="string">
            <text:p text:style-name="P14">Status</text:p>
          </table:table-cell>
          <table:table-cell table:style-name="Table19.G1" office:value-type="string">
            <text:p text:style-name="P14">Postlude</text:p>
          </table:table-cell>
        </table:table-row>
        <table:table-row>
          <table:table-cell table:style-name="Table19.A2" office:value-type="string">
            <text:p text:style-name="P20">Abbreviation</text:p>
          </table:table-cell>
          <table:table-cell table:style-name="Table19.A2" office:value-type="string">
            <text:p text:style-name="P21">/</text:p>
          </table:table-cell>
          <table:table-cell table:style-name="Table19.A2" office:value-type="string">
            <text:p text:style-name="P20">cc</text:p>
          </table:table-cell>
          <table:table-cell table:style-name="Table19.A2" office:value-type="string">
            <text:p text:style-name="P20">zz</text:p>
          </table:table-cell>
          <table:table-cell table:style-name="Table19.A2" office:value-type="string">
            <text:p text:style-name="P20">dd</text:p>
          </table:table-cell>
          <table:table-cell table:style-name="Table19.A2" office:value-type="string">
            <text:p text:style-name="P20">ss</text:p>
          </table:table-cell>
          <table:table-cell table:style-name="Table19.G2" office:value-type="string">
            <text:p text:style-name="P20">\r</text:p>
          </table:table-cell>
        </table:table-row>
        <table:table-row>
          <table:table-cell table:style-name="Table19.A2" office:value-type="string">
            <text:p text:style-name="P21"/>
          </table:table-cell>
          <table:table-cell table:style-name="Table19.A2" office:value-type="string">
            <text:p text:style-name="P21"/>
          </table:table-cell>
          <table:table-cell table:style-name="Table19.A2" office:value-type="string">
            <text:p text:style-name="P21"/>
          </table:table-cell>
          <table:table-cell table:style-name="Table19.A2" office:value-type="string">
            <text:p text:style-name="P21"/>
          </table:table-cell>
          <table:table-cell table:style-name="Table19.A2" office:value-type="string">
            <text:p text:style-name="P21"/>
          </table:table-cell>
          <table:table-cell table:style-name="Table19.A2" office:value-type="string">
            <text:p text:style-name="P21"/>
          </table:table-cell>
          <table:table-cell table:style-name="Table19.G2" office:value-type="string">
            <text:p text:style-name="P21"/>
          </table:table-cell>
        </table:table-row>
        <table:table-row>
          <table:table-cell table:style-name="Table19.A2" office:value-type="string">
            <text:p text:style-name="P13">Name</text:p>
          </table:table-cell>
          <table:table-cell table:style-name="Table19.A2" office:value-type="string">
            <text:p text:style-name="P16"/>
          </table:table-cell>
          <table:table-cell table:style-name="Table19.A2" office:value-type="string">
            <text:p text:style-name="P16"/>
          </table:table-cell>
          <table:table-cell table:style-name="Table19.A2" office:value-type="string">
            <text:p text:style-name="P16"/>
          </table:table-cell>
          <table:table-cell table:style-name="Table19.A2" office:value-type="string">
            <text:p text:style-name="P13">Vehicle</text:p>
          </table:table-cell>
          <table:table-cell table:style-name="Table19.A2" office:value-type="string">
            <text:p text:style-name="P13"/>
          </table:table-cell>
          <table:table-cell table:style-name="Table19.G2" office:value-type="string">
            <text:p text:style-name="P16"/>
          </table:table-cell>
        </table:table-row>
        <table:table-row>
          <table:table-cell table:style-name="Table19.A2" office:value-type="string">
            <text:p text:style-name="P20">Abbreviation</text:p>
          </table:table-cell>
          <table:table-cell table:style-name="Table19.A2" office:value-type="string">
            <text:p text:style-name="P21"/>
          </table:table-cell>
          <table:table-cell table:style-name="Table19.A2" office:value-type="string">
            <text:p text:style-name="P21"/>
          </table:table-cell>
          <table:table-cell table:style-name="Table19.A2" office:value-type="string">
            <text:p text:style-name="P21"/>
          </table:table-cell>
          <table:table-cell table:style-name="Table19.A2" office:value-type="string">
            <text:p text:style-name="P22">vv</text:p>
          </table:table-cell>
          <table:table-cell table:style-name="Table19.A2" office:value-type="string">
            <text:p text:style-name="P21"/>
          </table:table-cell>
          <table:table-cell table:style-name="Table19.G2" office:value-type="string">
            <text:p text:style-name="P21"/>
          </table:table-cell>
        </table:table-row>
        <table:table-row>
          <table:table-cell table:style-name="Table19.A2" office:value-type="string">
            <text:p text:style-name="P20"/>
          </table:table-cell>
          <table:table-cell table:style-name="Table19.A2" office:value-type="string">
            <text:p text:style-name="P21"/>
          </table:table-cell>
          <table:table-cell table:style-name="Table19.A2" office:value-type="string">
            <text:p text:style-name="P21"/>
          </table:table-cell>
          <table:table-cell table:style-name="Table19.A2" office:value-type="string">
            <text:p text:style-name="P21"/>
          </table:table-cell>
          <table:table-cell table:style-name="Table19.A2" office:value-type="string">
            <text:p text:style-name="P22"/>
          </table:table-cell>
          <table:table-cell table:style-name="Table19.A2" office:value-type="string">
            <text:p text:style-name="P21"/>
          </table:table-cell>
          <table:table-cell table:style-name="Table19.G2" office:value-type="string">
            <text:p text:style-name="P21"/>
          </table:table-cell>
        </table:table-row>
        <table:table-row>
          <table:table-cell table:style-name="Table19.A2" office:value-type="string">
            <text:p text:style-name="P13">Name</text:p>
          </table:table-cell>
          <table:table-cell table:style-name="Table19.A2" office:value-type="string">
            <text:p text:style-name="P16"/>
          </table:table-cell>
          <table:table-cell table:style-name="Table19.A2" office:value-type="string">
            <text:p text:style-name="P21"/>
          </table:table-cell>
          <table:table-cell table:style-name="Table19.A2" office:value-type="string">
            <text:p text:style-name="P21"/>
          </table:table-cell>
          <table:table-cell table:style-name="Table19.A2" office:value-type="string">
            <text:p text:style-name="P13">Data_1</text:p>
          </table:table-cell>
          <table:table-cell table:style-name="Table19.A2" office:value-type="string">
            <text:p text:style-name="P13">Data2</text:p>
          </table:table-cell>
          <table:table-cell table:style-name="Table19.G2" office:value-type="string">
            <text:p text:style-name="P16"/>
          </table:table-cell>
        </table:table-row>
        <table:table-row>
          <table:table-cell table:style-name="Table19.A2" office:value-type="string">
            <text:p text:style-name="P20">Abbreviation</text:p>
          </table:table-cell>
          <table:table-cell table:style-name="Table19.A2" office:value-type="string">
            <text:p text:style-name="P21"/>
          </table:table-cell>
          <table:table-cell table:style-name="Table19.A2" office:value-type="string">
            <text:p text:style-name="P21"/>
          </table:table-cell>
          <table:table-cell table:style-name="Table19.A2" office:value-type="string">
            <text:p text:style-name="P21"/>
          </table:table-cell>
          <table:table-cell table:style-name="Table19.A2" office:value-type="string">
            <text:p text:style-name="P22">aa</text:p>
          </table:table-cell>
          <table:table-cell table:style-name="Table19.A2" office:value-type="string">
            <text:p text:style-name="P22">bb</text:p>
          </table:table-cell>
          <table:table-cell table:style-name="Table19.G2" office:value-type="string">
            <text:p text:style-name="P21"/>
          </table:table-cell>
        </table:table-row>
        <text:soft-page-break/>
        <table:table-row>
          <table:table-cell table:style-name="Table19.A2" office:value-type="string">
            <text:p text:style-name="P20"/>
          </table:table-cell>
          <table:table-cell table:style-name="Table19.A2" office:value-type="string">
            <text:p text:style-name="P21"/>
          </table:table-cell>
          <table:table-cell table:style-name="Table19.A2" office:value-type="string">
            <text:p text:style-name="P21"/>
          </table:table-cell>
          <table:table-cell table:style-name="Table19.A2" office:value-type="string">
            <text:p text:style-name="P21"/>
          </table:table-cell>
          <table:table-cell table:style-name="Table19.A2" office:value-type="string">
            <text:p text:style-name="P22"/>
          </table:table-cell>
          <table:table-cell table:style-name="Table19.A2" office:value-type="string">
            <text:p text:style-name="P22"/>
          </table:table-cell>
          <table:table-cell table:style-name="Table19.G2" office:value-type="string">
            <text:p text:style-name="P21"/>
          </table:table-cell>
        </table:table-row>
        <table:table-row>
          <table:table-cell table:style-name="Table19.A2" office:value-type="string">
            <text:p text:style-name="P13">Name</text:p>
          </table:table-cell>
          <table:table-cell table:style-name="Table19.A2" office:value-type="string">
            <text:p text:style-name="P21"/>
          </table:table-cell>
          <table:table-cell table:style-name="Table19.A2" office:value-type="string">
            <text:p text:style-name="P21"/>
          </table:table-cell>
          <table:table-cell table:style-name="Table19.A2" office:value-type="string">
            <text:p text:style-name="P21"/>
          </table:table-cell>
          <table:table-cell table:style-name="Table19.A2" office:value-type="string">
            <text:p text:style-name="P17">Disp #</text:p>
          </table:table-cell>
          <table:table-cell table:style-name="Table19.A2" office:value-type="string">
            <text:p text:style-name="P17">Req / Conf</text:p>
          </table:table-cell>
          <table:table-cell table:style-name="Table19.G2" office:value-type="string">
            <text:p text:style-name="P16"/>
          </table:table-cell>
        </table:table-row>
        <table:table-row>
          <table:table-cell table:style-name="Table19.A2" office:value-type="string">
            <text:p text:style-name="P20">Abbreviation</text:p>
          </table:table-cell>
          <table:table-cell table:style-name="Table19.A2" office:value-type="string">
            <text:p text:style-name="P21"/>
          </table:table-cell>
          <table:table-cell table:style-name="Table19.A2" office:value-type="string">
            <text:p text:style-name="P21"/>
          </table:table-cell>
          <table:table-cell table:style-name="Table19.A2" office:value-type="string">
            <text:p text:style-name="P21"/>
          </table:table-cell>
          <table:table-cell table:style-name="Table19.A2" office:value-type="string">
            <text:p text:style-name="P23">pp</text:p>
          </table:table-cell>
          <table:table-cell table:style-name="Table19.A2" office:value-type="string">
            <text:p text:style-name="P23">qq</text:p>
          </table:table-cell>
          <table:table-cell table:style-name="Table19.G2" office:value-type="string">
            <text:p text:style-name="P21"/>
          </table:table-cell>
        </table:table-row>
      </table:table>
      <text:p text:style-name="P3"/>
      <text:p text:style-name="P2"/>
      <text:p text:style-name="P4">Aliases: <text:span text:style-name="T3">aa</text:span>=data_1 <text:span text:style-name="T3">bb</text:span>=data_2 <text:s/>vv=vehicle tt=target <text:span text:style-name="T4">pp=dispatcher </text:span></text:p>
      <text:p text:style-name="P5">00=zero oo=optional data qq=request/confirm</text:p>
      <text:p text:style-name="P6"/>
      <text:p text:style-name="P28"><text:span text:style-name="T5">AGV Command </text:span>Waiting Dispatch” (05):<text:line-break/><text:span text:style-name="T5">AGV Command “</text:span>Accept Dispatch” (06):<text:line-break/>Dispatcher Command "Anticipate Vehicle" (07):<text:line-break/>Dispatcher Command "Request Vehicle" (08):<text:line-break/>Dispatcher Command "Confirm Vehicle" (09):</text:p>
      <text:h text:style-name="P32" text:outline-level="2"><text:bookmark-start text:name="__RefHeading___Toc8032_2174011641"/><text:span text:style-name="T6">QCAN2</text:span> <text:span text:style-name="T7">Dispatch </text:span>flow <text:span text:style-name="T2">table + Implementation details</text:span>:<text:bookmark-end text:name="__RefHeading___Toc8032_2174011641"/></text:h>
      <text:p text:style-name="P29">(This table is incomplete, though the implementation is <text:span text:style-name="T8">believed to be </text:span>complete)</text:p>
      <text:p text:style-name="P30"/>
      <table:table table:name="Table20" table:style-name="Table20">
        <table:table-column table:style-name="Table20.A"/>
        <table:table-column table:style-name="Table20.B"/>
        <table:table-row>
          <table:table-cell table:style-name="Table20.A1" office:value-type="string">
            <text:p text:style-name="P18">Client (AGV)</text:p>
          </table:table-cell>
          <table:table-cell table:style-name="Table20.B1" office:value-type="string">
            <text:p text:style-name="P7">Server<text:tab/>(Dispatcher)</text:p>
          </table:table-cell>
        </table:table-row>
        <table:table-row>
          <table:table-cell table:style-name="Table20.A2" office:value-type="string">
            <table:table table:name="Table21" table:style-name="Table21">
              <table:table-column table:style-name="Table21.A"/>
              <table:table-column table:style-name="Table21.B"/>
              <table:table-row>
                <table:table-cell table:style-name="Table21.A1" office:value-type="string">
                  <text:p text:style-name="P19">Serial <text:span text:style-name="T9">(prefix: /)</text:span></text:p>
                </table:table-cell>
                <table:table-cell table:style-name="Table21.B1" office:value-type="string">
                  <text:p text:style-name="P19">RF <text:span text:style-name="T9">(prefix: &amp;)</text:span></text:p>
                </table:table-cell>
              </table:table-row>
              <table:table-row>
                <table:table-cell table:style-name="Table21.A2" office:value-type="string">
                  <table:table table:name="Table22" table:style-name="Table22">
                    <table:table-column table:style-name="Table22.A"/>
                    <table:table-column table:style-name="Table22.B"/>
                    <table:table-row>
                      <table:table-cell table:style-name="Table22.A1" office:value-type="string">
                        <text:p text:style-name="P19">Challenge</text:p>
                      </table:table-cell>
                      <table:table-cell table:style-name="Table22.B1" office:value-type="string">
                        <text:p text:style-name="P19">Response</text:p>
                      </table:table-cell>
                    </table:table-row>
                    <table:table-row>
                      <table:table-cell table:style-name="Table22.A2" office:value-type="string">
                        <text:p text:style-name="P24">05 <text:span text:style-name="T10">zz</text:span> <text:span text:style-name="T11">vv</text:span> 00</text:p>
                      </table:table-cell>
                      <table:table-cell table:style-name="Table22.B2" office:value-type="string">
                        <text:p text:style-name="P24"><text:span text:style-name="T9">8</text:span>5 00 <text:span text:style-name="T12">00</text:span> 00</text:p>
                      </table:table-cell>
                    </table:table-row>
                    <table:table-row>
                      <table:table-cell table:style-name="Table22.A2" office:value-type="string">
                        <text:p text:style-name="P24">05 <text:span text:style-name="T10">zz</text:span> <text:span text:style-name="T11">vv</text:span> 00</text:p>
                      </table:table-cell>
                      <table:table-cell table:style-name="Table22.B2" office:value-type="string">
                        <text:p text:style-name="P24"><text:span text:style-name="T9">87</text:span> 00 <text:span text:style-name="T12">pp</text:span> <text:span text:style-name="T12">ss</text:span></text:p>
                      </table:table-cell>
                    </table:table-row>
                    <table:table-row>
                      <table:table-cell table:style-name="Table22.A2" office:value-type="string">
                        <text:p text:style-name="P25">0<text:span text:style-name="T3">5</text:span> <text:span text:style-name="T10">zz</text:span> <text:span text:style-name="T11">vv</text:span> 00</text:p>
                      </table:table-cell>
                      <table:table-cell table:style-name="Table22.B2" office:value-type="string">
                        <text:p text:style-name="P25"><text:span text:style-name="T3">88</text:span> <text:span text:style-name="T3">00</text:span> <text:span text:style-name="T3">aa</text:span> <text:span text:style-name="T3">bb</text:span></text:p>
                      </table:table-cell>
                    </table:table-row>
                    <table:table-row>
                      <table:table-cell table:style-name="Table22.A2" office:value-type="string">
                        <text:p text:style-name="P25">0<text:span text:style-name="T10">6</text:span> <text:span text:style-name="T10">zz</text:span> <text:span text:style-name="T11">vv</text:span> 00</text:p>
                      </table:table-cell>
                      <table:table-cell table:style-name="Table22.B2" office:value-type="string">
                        <text:p text:style-name="P25"><text:span text:style-name="T10">88</text:span> 00 <text:span text:style-name="T10">aa</text:span> <text:span text:style-name="T10">bb</text:span></text:p>
                      </table:table-cell>
                    </table:table-row>
                    <table:table-row>
                      <table:table-cell table:style-name="Table22.A2" office:value-type="string">
                        <text:p text:style-name="P25">0<text:span text:style-name="T10">6</text:span> <text:span text:style-name="T10">zz</text:span> <text:span text:style-name="T11">vv</text:span> 00</text:p>
                      </table:table-cell>
                      <table:table-cell table:style-name="Table22.B2" office:value-type="string">
                        <text:p text:style-name="P25"><text:span text:style-name="T10">89</text:span> 00 <text:span text:style-name="T10">aa</text:span> <text:span text:style-name="T10">bb</text:span></text:p>
                      </table:table-cell>
                    </table:table-row>
                    <table:table-row>
                      <table:table-cell table:style-name="Table22.A2" office:value-type="string">
                        <text:p text:style-name="P25">00 00 00 00</text:p>
                      </table:table-cell>
                      <table:table-cell table:style-name="Table22.B2" office:value-type="string">
                        <text:p text:style-name="P25">00 00 00 00</text:p>
                      </table:table-cell>
                    </table:table-row>
                    <table:table-row>
                      <table:table-cell table:style-name="Table22.A2" office:value-type="string">
                        <text:p text:style-name="P25"/>
                      </table:table-cell>
                      <table:table-cell table:style-name="Table22.B2" office:value-type="string">
                        <text:p text:style-name="P25"/>
                      </table:table-cell>
                    </table:table-row>
                  </table:table>
                  <text:p text:style-name="P16"/>
                </table:table-cell>
                <table:table-cell table:style-name="Table21.B2" office:value-type="string">
                  <table:table table:name="Table23" table:style-name="Table23">
                    <table:table-column table:style-name="Table23.A"/>
                    <table:table-column table:style-name="Table23.B"/>
                    <table:table-row>
                      <table:table-cell table:style-name="Table23.A1" office:value-type="string">
                        <text:p text:style-name="P19">Challenge</text:p>
                      </table:table-cell>
                      <table:table-cell table:style-name="Table23.B1" office:value-type="string">
                        <text:p text:style-name="P19">Response</text:p>
                      </table:table-cell>
                    </table:table-row>
                    <table:table-row>
                      <table:table-cell table:style-name="Table23.A2" office:value-type="string">
                        <text:p text:style-name="P24">05 <text:span text:style-name="T10">zz</text:span> 00 00</text:p>
                      </table:table-cell>
                      <table:table-cell table:style-name="Table23.B2" office:value-type="string">
                        <text:p text:style-name="P24">05 00 00 00</text:p>
                      </table:table-cell>
                    </table:table-row>
                    <table:table-row>
                      <table:table-cell table:style-name="Table23.A2" office:value-type="string">
                        <text:p text:style-name="P24">0<text:span text:style-name="T13">7</text:span> <text:span text:style-name="T10">zz</text:span> 00 00</text:p>
                      </table:table-cell>
                      <table:table-cell table:style-name="Table23.B2" office:value-type="string">
                        <text:p text:style-name="P24">0<text:span text:style-name="T13">7</text:span> 00 <text:span text:style-name="T12">pp</text:span> 00</text:p>
                      </table:table-cell>
                    </table:table-row>
                    <table:table-row>
                      <table:table-cell table:style-name="Table23.A2" office:value-type="string">
                        <text:p text:style-name="P25">0<text:span text:style-name="T3">5</text:span> <text:span text:style-name="T11">zz</text:span> 00 00</text:p>
                      </table:table-cell>
                      <table:table-cell table:style-name="Table23.B2" office:value-type="string">
                        <text:p text:style-name="P26">08 00 aa bb</text:p>
                      </table:table-cell>
                    </table:table-row>
                    <table:table-row>
                      <table:table-cell table:style-name="Table23.A2" office:value-type="string">
                        <text:p text:style-name="P25">0<text:span text:style-name="T10">6</text:span> <text:span text:style-name="T10">zz</text:span> 00 00</text:p>
                      </table:table-cell>
                      <table:table-cell table:style-name="Table23.B2" office:value-type="string">
                        <text:p text:style-name="P25"><text:span text:style-name="T10">86</text:span> 00 00 00</text:p>
                      </table:table-cell>
                    </table:table-row>
                    <table:table-row>
                      <table:table-cell table:style-name="Table23.A2" office:value-type="string">
                        <text:p text:style-name="P25">00 <text:span text:style-name="T10">zz</text:span> 00 00</text:p>
                      </table:table-cell>
                      <table:table-cell table:style-name="Table23.B2" office:value-type="string">
                        <text:p text:style-name="P25">00 00 00 00</text:p>
                      </table:table-cell>
                    </table:table-row>
                    <table:table-row>
                      <table:table-cell table:style-name="Table23.A2" office:value-type="string">
                        <text:p text:style-name="P25">00 00 00 00</text:p>
                      </table:table-cell>
                      <table:table-cell table:style-name="Table23.B2" office:value-type="string">
                        <text:p text:style-name="P25">00 00 00 00</text:p>
                      </table:table-cell>
                    </table:table-row>
                    <table:table-row>
                      <table:table-cell table:style-name="Table23.A2" office:value-type="string">
                        <text:p text:style-name="P25"/>
                      </table:table-cell>
                      <table:table-cell table:style-name="Table23.B2" office:value-type="string">
                        <text:p text:style-name="P25"/>
                      </table:table-cell>
                    </table:table-row>
                  </table:table>
                  <text:p text:style-name="P16"/>
                </table:table-cell>
              </table:table-row>
            </table:table>
            <text:p text:style-name="P16"/>
          </table:table-cell>
          <table:table-cell table:style-name="Table20.B2" office:value-type="string">
            <table:table table:name="Table24" table:style-name="Table24">
              <table:table-column table:style-name="Table24.A"/>
              <table:table-column table:style-name="Table24.B"/>
              <table:table-row>
                <table:table-cell table:style-name="Table24.A1" office:value-type="string">
                  <text:p text:style-name="P19">Serial <text:span text:style-name="T9">(prefix: /)</text:span></text:p>
                </table:table-cell>
                <table:table-cell table:style-name="Table24.B1" office:value-type="string">
                  <text:p text:style-name="P19">RF <text:span text:style-name="T9">(prefix: &amp;)</text:span></text:p>
                </table:table-cell>
              </table:table-row>
              <table:table-row>
                <table:table-cell table:style-name="Table24.A2" office:value-type="string">
                  <table:table table:name="Table25" table:style-name="Table25">
                    <table:table-column table:style-name="Table25.A"/>
                    <table:table-column table:style-name="Table25.B"/>
                    <table:table-row>
                      <table:table-cell table:style-name="Table25.A1" office:value-type="string">
                        <text:p text:style-name="P19">Challenge</text:p>
                      </table:table-cell>
                      <table:table-cell table:style-name="Table25.B1" office:value-type="string">
                        <text:p text:style-name="P19">Response</text:p>
                      </table:table-cell>
                    </table:table-row>
                    <table:table-row>
                      <table:table-cell table:style-name="Table25.A2" office:value-type="string">
                        <text:p text:style-name="P25">00 00 00 00</text:p>
                      </table:table-cell>
                      <table:table-cell table:style-name="Table25.B2" office:value-type="string">
                        <text:p text:style-name="P25">80 00 00 00</text:p>
                      </table:table-cell>
                    </table:table-row>
                    <table:table-row>
                      <table:table-cell table:style-name="Table25.A2" office:value-type="string">
                        <text:p text:style-name="P25">0<text:span text:style-name="T13">7</text:span> 00 00 00</text:p>
                      </table:table-cell>
                      <table:table-cell table:style-name="Table25.B2" office:value-type="string">
                        <text:p text:style-name="P25"><text:span text:style-name="T13">85</text:span> 00 00 0<text:span text:style-name="T3">0</text:span></text:p>
                      </table:table-cell>
                    </table:table-row>
                    <table:table-row>
                      <table:table-cell table:style-name="Table25.A2" office:value-type="string">
                        <text:p text:style-name="P25">0<text:span text:style-name="T3">8</text:span> 00 00 00</text:p>
                      </table:table-cell>
                      <table:table-cell table:style-name="Table25.B2" office:value-type="string">
                        <text:p text:style-name="P25"><text:span text:style-name="T3">85</text:span> 00 00 00</text:p>
                      </table:table-cell>
                    </table:table-row>
                    <table:table-row>
                      <table:table-cell table:style-name="Table25.A2" office:value-type="string">
                        <text:p text:style-name="P25">0<text:span text:style-name="T10">8</text:span> 00 00 00</text:p>
                      </table:table-cell>
                      <table:table-cell table:style-name="Table25.B2" office:value-type="string">
                        <text:p text:style-name="P25"><text:span text:style-name="T10">86</text:span> 00 00 00</text:p>
                      </table:table-cell>
                    </table:table-row>
                    <table:table-row>
                      <table:table-cell table:style-name="Table25.A2" office:value-type="string">
                        <text:p text:style-name="P25">0<text:span text:style-name="T10">9</text:span> 00 00 00</text:p>
                      </table:table-cell>
                      <table:table-cell table:style-name="Table25.B2" office:value-type="string">
                        <text:p text:style-name="P27">89 00 00 00</text:p>
                      </table:table-cell>
                    </table:table-row>
                    <table:table-row>
                      <table:table-cell table:style-name="Table25.A2" office:value-type="string">
                        <text:p text:style-name="P25">00 00 00 00</text:p>
                      </table:table-cell>
                      <table:table-cell table:style-name="Table25.B2" office:value-type="string">
                        <text:p text:style-name="P25">00 00 00 00</text:p>
                      </table:table-cell>
                    </table:table-row>
                    <table:table-row>
                      <table:table-cell table:style-name="Table25.A2" office:value-type="string">
                        <text:p text:style-name="P25"/>
                      </table:table-cell>
                      <table:table-cell table:style-name="Table25.B2" office:value-type="string">
                        <text:p text:style-name="P25"/>
                      </table:table-cell>
                    </table:table-row>
                  </table:table>
                  <text:p text:style-name="P8"/>
                </table:table-cell>
                <table:table-cell table:style-name="Table24.B2" office:value-type="string">
                  <table:table table:name="Table26" table:style-name="Table26">
                    <table:table-column table:style-name="Table26.A"/>
                    <table:table-column table:style-name="Table26.B"/>
                    <table:table-row>
                      <table:table-cell table:style-name="Table26.A1" office:value-type="string">
                        <text:p text:style-name="P19">Challenge</text:p>
                      </table:table-cell>
                      <table:table-cell table:style-name="Table26.B1" office:value-type="string">
                        <text:p text:style-name="P19">Response</text:p>
                      </table:table-cell>
                    </table:table-row>
                    <table:table-row>
                      <table:table-cell table:style-name="Table26.A2" office:value-type="string">
                        <text:p text:style-name="P25">00 00 00 00</text:p>
                      </table:table-cell>
                      <table:table-cell table:style-name="Table26.B2" office:value-type="string">
                        <text:p text:style-name="P25">00 00 00 00</text:p>
                      </table:table-cell>
                    </table:table-row>
                    <table:table-row>
                      <table:table-cell table:style-name="Table26.A2" office:value-type="string">
                        <text:p text:style-name="P25">0<text:span text:style-name="T14">5</text:span> 00 00 00</text:p>
                      </table:table-cell>
                      <table:table-cell table:style-name="Table26.B2" office:value-type="string">
                        <text:p text:style-name="P25">0<text:span text:style-name="T15">5</text:span> 00 <text:span text:style-name="T12">pp</text:span> 00</text:p>
                      </table:table-cell>
                    </table:table-row>
                    <table:table-row>
                      <table:table-cell table:style-name="Table26.A2" office:value-type="string">
                        <text:p text:style-name="P25">0<text:span text:style-name="T3">8</text:span> 00 00 00</text:p>
                      </table:table-cell>
                      <table:table-cell table:style-name="Table26.B2" office:value-type="string">
                        <text:p text:style-name="P25">0<text:span text:style-name="T3">5</text:span> 00 <text:span text:style-name="T3">aa</text:span> <text:span text:style-name="T3">bb</text:span></text:p>
                      </table:table-cell>
                    </table:table-row>
                    <table:table-row>
                      <table:table-cell table:style-name="Table26.A2" office:value-type="string">
                        <text:p text:style-name="P25">0<text:span text:style-name="T10">6</text:span> 00 00 00</text:p>
                      </table:table-cell>
                      <table:table-cell table:style-name="Table26.B2" office:value-type="string">
                        <text:p text:style-name="P25"><text:span text:style-name="T10">08</text:span> 00 00 00</text:p>
                      </table:table-cell>
                    </table:table-row>
                    <table:table-row>
                      <table:table-cell table:style-name="Table26.A2" office:value-type="string">
                        <text:p text:style-name="P25">00 00 00 00</text:p>
                      </table:table-cell>
                      <table:table-cell table:style-name="Table26.B2" office:value-type="string">
                        <text:p text:style-name="P25"><text:span text:style-name="T16">89</text:span> 00 00 00</text:p>
                      </table:table-cell>
                    </table:table-row>
                    <table:table-row>
                      <table:table-cell table:style-name="Table26.A2" office:value-type="string">
                        <text:p text:style-name="P25">00 00 00 00</text:p>
                      </table:table-cell>
                      <table:table-cell table:style-name="Table26.B2" office:value-type="string">
                        <text:p text:style-name="P25">00 00 00 00</text:p>
                      </table:table-cell>
                    </table:table-row>
                    <table:table-row>
                      <table:table-cell table:style-name="Table26.A2" office:value-type="string">
                        <text:p text:style-name="P25"/>
                      </table:table-cell>
                      <table:table-cell table:style-name="Table26.B2" office:value-type="string">
                        <text:p text:style-name="P25"/>
                      </table:table-cell>
                    </table:table-row>
                  </table:table>
                  <text:p text:style-name="P16"/>
                </table:table-cell>
              </table:table-row>
            </table:table>
            <text:p text:style-name="P16"/>
          </table:table-cell>
        </table:table-row>
      </table:table>
      <text:p text:style-name="P9"><text:tab/><text:tab/></text:p>
      <text:p text:style-name="P1">Below is a verbatim quote from the spec:</text:p>
      <text:h text:style-name="Heading_20_3" text:outline-level="3"><text:bookmark-start text:name="__RefHeading___Toc8020_2174011641"/>Waiting Dispatch (05):<text:bookmark-end text:name="__RefHeading___Toc8020_2174011641"/></text:h>
      <text:p text:style-name="P11"><text:s text:c="2"/>The vehicle radio can only accept this command if the vehicle is already in control of the zone. The vehicle signals that it is looking for commands from a dispatcher by sending this command to its radio. The vehicle must supply its VID as Data_1. The message will be passed unchanged to the dispatcher radio when a link has been established. The radio will respond with ID 85 if it does not receive a command from a dispatcher radio, otherwise it responds with the dispatcher message unchanged. </text:p>
      <text:h text:style-name="Heading_20_3" text:outline-level="3"><text:bookmark-start text:name="__RefHeading___Toc8022_2174011641"/><text:soft-page-break/>Accept Dispatch (06):<text:bookmark-end text:name="__RefHeading___Toc8022_2174011641"/></text:h>
      <text:p text:style-name="P11"><text:s text:c="2"/>The vehicle radio can only accept this command if the vehicle is already in control of the zone. The vehicle signals whether or not it can accept the command in a Request Vehicle message 08 with this message. It must supply its VID as Data_1 and the destination as Data_2 if it can accept the command. It must replace the destination number in Data_2with FF if it cannot accept the command for any reason. This data is passed unchanged to the dispatcher.</text:p>
      <text:h text:style-name="Heading_20_3" text:outline-level="3"><text:bookmark-start text:name="__RefHeading___Toc8024_2174011641"/>Dispatcher Command "Anticipate Vehicle" (07): <text:bookmark-end text:name="__RefHeading___Toc8024_2174011641"/></text:h>
      <text:p text:style-name="P11"><text:s text:c="2"/>The dispatcher computer sends this command to its radio when it is looking for a vehicle to command. Data_1 and Data_2 are zero because the dispatcher doesn't know yet what vehicle will control the zone. The radio will respond with ID 87 if there is no vehicle Waiting Dispatch in the zone. The radios will pass on the Waiting Dispatch message 05 from the vehicle when there is a vehicle in the zone sending that command to its radio. Dispatcher Command "Request Vehicle" (08):</text:p>
      <text:p text:style-name="P10">The dispatcher computer sends this command when it has received the Waiting Dispatch message 05 from a vehicle, or it has received Accept Dispatch from a vehicle after telling the vehicle there are more commands for that vehicle. Data_1 holds the desired destination and Data_2 holds application-specific command bits. This data is passed unchanged to the vehicle. </text:p>
      <text:h text:style-name="Heading_20_3" text:outline-level="3"><text:bookmark-start text:name="__RefHeading___Toc8026_2174011641"/>Dispatcher Command "Request Vehicle" (08): <text:bookmark-end text:name="__RefHeading___Toc8026_2174011641"/></text:h>
      <text:p text:style-name="P10"><text:s text:c="2"/>The dispatcher computer sends this command when it has received the Waiting Dispatch message 05 from a vehicle, or it has received Accept Dispatch from a vehicle after telling the vehicle there are more commands for that vehicle. Data_1 holds the desired destination and Data_2 holds application-specific command bits. This data is passed unchanged to the vehicle.</text:p>
      <text:h text:style-name="Heading_20_3" text:outline-level="3"><text:bookmark-start text:name="__RefHeading___Toc8028_2174011641"/>Dispatcher Command "Confirm Vehicle" (09):<text:bookmark-end text:name="__RefHeading___Toc8028_2174011641"/></text:h>
      <text:p text:style-name="P11"><text:s text:c="2"/>The dispatcher computer sends this command in response to the Accept Dispatch message 06 from the vehicle. Data_1 holds the vehicle ID. Data_2 can hold one of these three values: 00: <text:s/>commands the vehicle to end the dispatching process and proceed to its next destination. FE: <text:s/>commands the vehicle to clear its destination queue and start the dispatch process all over. FF: <text:s/>commands the vehicle to request an additional destination from the dispatcher. This data is passed unchanged to the vehicle. The dispatcher computer sends this command until it receives the "idle" response (ID 89), or it receives another Waiting Dispatch message 05.</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1T11:32:03.504780823</meta:creation-date>
    <dc:date>2020-04-02T11:16:00.942228797</dc:date>
    <meta:editing-duration>PT1M48S</meta:editing-duration>
    <meta:editing-cycles>4</meta:editing-cycles>
    <meta:generator>LibreOffice/6.0.7.3$Linux_X86_64 LibreOffice_project/00m0$Build-3</meta:generator>
    <meta:document-statistic meta:table-count="8" meta:image-count="0" meta:object-count="0" meta:page-count="3" meta:paragraph-count="123" meta:word-count="1065" meta:character-count="5907" meta:non-whitespace-character-count="4921"/>
  </office:meta>
</office:document-meta>
</file>